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8.5cm"/>
      <style:paragraph-properties style:writing-mode="lr-tb"/>
    </style:style>
    <style:style style:name="gr2" style:family="graphic" style:parent-style-name="standard">
      <style:graphic-properties svg:stroke-color="#3465a4" draw:textarea-horizontal-align="justify" draw:textarea-vertical-align="middle" draw:auto-grow-height="false" fo:min-height="1.75cm" fo:min-width="8.5cm"/>
      <style:paragraph-properties style:writing-mode="lr-tb"/>
    </style:style>
    <style:style style:name="gr3" style:family="graphic" style:parent-style-name="standard">
      <style:graphic-properties svg:stroke-color="#3465a4" draw:textarea-vertical-align="middle"/>
    </style:style>
    <style:style style:name="gr4" style:family="graphic" style:parent-style-name="standard">
      <style:graphic-properties svg:stroke-color="#355269" draw:fill-color="#ffffff" draw:textarea-horizontal-align="justify" draw:textarea-vertical-align="middle" draw:auto-grow-height="false" fo:min-height="1.751cm" fo:min-width="5.168cm"/>
      <style:paragraph-properties style:writing-mode="lr-tb"/>
    </style:style>
    <style:style style:name="gr5" style:family="graphic" style:parent-style-name="standard">
      <style:graphic-properties svg:stroke-color="#355269" draw:fill-color="#ffffff" draw:textarea-horizontal-align="justify" draw:textarea-vertical-align="middle" draw:auto-grow-height="false" fo:min-height="1.751cm" fo:min-width="6.963cm"/>
      <style:paragraph-properties style:writing-mode="lr-tb"/>
    </style:style>
    <style:style style:name="gr6" style:family="graphic" style:parent-style-name="standard">
      <style:graphic-properties svg:stroke-color="#3465a4" draw:textarea-horizontal-align="justify" draw:textarea-vertical-align="middle" draw:auto-grow-height="false" fo:min-height="1.726cm" fo:min-width="8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9cm" svg:height="2cm" svg:x="2cm" svg:y="2cm">
          <text:p text:style-name="P1">Mod Manager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9cm" svg:height="2cm" svg:x="2cm" svg:y="5cm">
          <text:p text:style-name="P1">Web Socket Serv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5cm" svg:y1="4cm" svg:x2="6.5cm" svg:y2="5cm" draw:start-shape="id1" draw:start-glue-point="2" draw:end-shape="id2" svg:d="M6500 4000v1000" svg:viewBox="0 0 1 1001">
          <text:p/>
        </draw:connector>
        <draw:custom-shape draw:style-name="gr2" draw:text-style-name="P1" xml:id="id4" draw:id="id4" draw:layer="layout" svg:width="9cm" svg:height="2cm" svg:x="2cm" svg:y="11.25cm">
          <text:p text:style-name="P1">Web Extension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5cm" svg:height="2cm" svg:x="11.25cm" svg:y="5cm">
          <text:p text:style-name="P1"><text:span text:style-name="T1">Currently implemented in NodeJS, should be handled in Rust and integrated with the Mod Manager; one less component to install.</text:span></text:p>
          <draw:enhanced-geometry svg:viewBox="0 0 21600 21600" draw:text-areas="?f0 0 21600 21600" draw:type="left-arrow-callout" draw:modifiers="2637.43089048347 6444.37781109445 1796.40042347959 9736.73163418291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5" draw:text-style-name="P2" draw:layer="layout" svg:width="8.5cm" svg:height="2cm" svg:x="11.25cm" svg:y="2cm">
          <text:p text:style-name="P1"><text:span text:style-name="T1">Created with Svelte, Typescript, Rust and made possible with Tauri</text:span></text:p>
          <draw:enhanced-geometry svg:viewBox="0 0 21600 21600" draw:text-areas="?f0 0 21600 21600" draw:type="left-arrow-callout" draw:modifiers="2637.43089048347 6444.37781109445 1796.40042347959 9736.73163418291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5" draw:text-style-name="P2" draw:layer="layout" svg:width="8.5cm" svg:height="2cm" svg:x="11.25cm" svg:y="11.25cm">
          <text:p text:style-name="P1"><text:span text:style-name="T1">Written in JavaScript and HTML.</text:span></text:p>
          <draw:enhanced-geometry svg:viewBox="0 0 21600 21600" draw:text-areas="?f0 0 21600 21600" draw:type="left-arrow-callout" draw:modifiers="2637.43089048347 6444.37781109445 1796.40042347959 9736.73163418291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6" draw:text-style-name="P1" xml:id="id3" draw:id="id3" draw:layer="layout" svg:width="9cm" svg:height="1.976cm" svg:x="2cm" svg:y="8.024cm">
          <text:p text:style-name="P1">Web Extension Hos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.5cm" svg:height="2cm" svg:x="11.25cm" svg:y="8cm">
          <text:p text:style-name="P1"><text:span text:style-name="T2">Currently written in JavaScript and Batch/Shell script, should be written in Rust. All it has to do is get input via STDIO and connect via Web Socket to the Mod Manager to pass along messages.</text:span></text:p>
          <draw:enhanced-geometry svg:viewBox="0 0 21600 21600" draw:text-areas="?f0 0 21600 21600" draw:type="left-arrow-callout" draw:modifiers="2637.43089048347 6444.37781109445 1796.40042347959 9736.73163418291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onnector draw:style-name="gr3" draw:text-style-name="P1" draw:layer="layout" svg:x1="6.5cm" svg:y1="7cm" svg:x2="6.5cm" svg:y2="8.024cm" draw:start-shape="id2" draw:end-shape="id3" svg:d="M6500 7000v1024" svg:viewBox="0 0 1 1025">
          <text:p/>
        </draw:connector>
        <draw:connector draw:style-name="gr3" draw:text-style-name="P1" draw:layer="layout" svg:x1="6.5cm" svg:y1="10cm" svg:x2="6.5cm" svg:y2="11.25cm" draw:start-shape="id3" draw:end-shape="id4" svg:d="M6500 10000v1250" svg:viewBox="0 0 1 12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25T14:16:41.813000000</meta:creation-date>
    <dc:date>2023-05-25T14:39:19.747000000</dc:date>
    <meta:editing-duration>PT12M13S</meta:editing-duration>
    <meta:editing-cycles>5</meta:editing-cycles>
    <meta:generator>LibreOffice/7.5.3.2$Windows_X86_64 LibreOffice_project/9f56dff12ba03b9acd7730a5a481eea045e468f3</meta:generator>
    <meta:document-statistic meta:object-count="11"/>
  </office:meta>
</office:document-meta>
</file>